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Bitstream Vera Sans Mono', 'Courier New', Courier, monospace"/>
    <style:font-face style:name="Monaco" svg:font-family="Monaco, Consolas, 'Andale Mono', 'DejaVu Sans Mono', monospace"/>
    <style:font-face style:name="Monospace" svg:font-family="Monospace"/>
    <style:font-face style:name="Open Sans" svg:font-family="'Open Sans', sans-serif"/>
    <style:font-face style:name="OpenSymbol" svg:font-family="OpenSymbol"/>
    <style:font-face style:name="Roboto" svg:font-family="Roboto, Arial, sans-serif"/>
    <style:font-face style:name="inherit" svg:font-family="inherit"/>
    <style:font-face style:name="Times New Roman1" svg:font-family="'Times New Roma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333333" style:font-name="Roboto" fo:font-size="25.5pt" fo:letter-spacing="normal" fo:font-style="normal" fo:font-weight="normal"/>
    </style:style>
    <style:style style:name="P2" style:family="paragraph" style:parent-style-name="Standard">
      <style:text-properties fo:font-variant="normal" fo:text-transform="none" fo:color="#555555" style:font-name="Roboto" fo:font-size="12.75pt" fo:letter-spacing="normal" fo:font-style="normal" fo:font-weight="normal"/>
    </style:style>
    <style:style style:name="P3" style:family="paragraph" style:parent-style-name="Standard">
      <style:text-properties fo:font-variant="normal" fo:text-transform="none" fo:color="#555555" style:font-name="Arial1" fo:font-size="12pt" fo:letter-spacing="normal" fo:font-style="normal" fo:font-weight="normal" style:font-name-asian="Arial1" style:font-size-asian="12pt" style:font-name-complex="Arial1" style:font-size-complex="12pt"/>
    </style:style>
    <style:style style:name="P4" style:family="paragraph" style:parent-style-name="Standard">
      <style:text-properties fo:font-variant="normal" fo:text-transform="none" fo:color="#333333" style:font-name="Times New Roman1" fo:font-size="10pt" fo:letter-spacing="normal" fo:font-style="normal" fo:font-weight="normal" style:font-name-asian="Times New Roman1" style:font-size-asian="10pt" style:font-name-complex="Times New Roman1" style:font-size-complex="10pt"/>
    </style:style>
    <style:style style:name="P5"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6"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7"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style:text-autospace="none"/>
      <style:text-properties style:font-name="Times New Roman1" fo:font-size="10pt"/>
    </style:style>
    <style:style style:name="P9" style:family="paragraph" style:parent-style-name="Standard">
      <style:paragraph-properties fo:text-align="start" style:justify-single-word="false" style:text-autospace="none"/>
      <style:text-properties style:font-name="Times New Roman1" fo:font-size="10pt"/>
    </style:style>
    <style:style style:name="P10" style:family="paragraph" style:parent-style-name="Standard">
      <style:paragraph-properties style:text-autospace="none"/>
    </style:style>
    <style:style style:name="P11"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12" style:family="paragraph" style:parent-style-name="Standard">
      <style:paragraph-properties fo:text-align="start" style:justify-single-word="false" style:text-autospace="none"/>
      <style:text-properties style:font-name="Courier" fo:font-size="9pt" fo:font-weight="bold" style:font-name-asian="Courier" style:font-size-asian="9pt" style:font-weight-asian="bold" style:font-name-complex="Courier" style:font-size-complex="9pt" style:font-weight-complex="bold"/>
    </style:style>
    <style:style style:name="P13"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14" style:family="paragraph" style:parent-style-name="Text_20_body">
      <style:paragraph-properties style:text-autospace="none"/>
      <style:text-properties fo:font-variant="normal" fo:text-transform="none" fo:color="#000000" style:font-name="Arial" fo:font-size="12pt" fo:letter-spacing="normal" fo:font-style="normal" fo:font-weight="normal" style:font-name-asian="Times New Roman1" style:font-size-asian="12pt" style:font-name-complex="Times New Roman1" style:font-size-complex="12pt"/>
    </style:style>
    <style:style style:name="P15" style:family="paragraph" style:parent-style-name="Text_20_body">
      <style:text-properties fo:font-variant="normal" fo:text-transform="none" fo:color="#555555" style:font-name="Roboto" fo:font-size="12.7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397cm" loext:contextual-spacing="false" fo:orphans="2" fo:widows="2" fo:text-indent="0cm" style:auto-text-indent="false"/>
    </style:style>
    <style:style style:name="P18"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111111" style:font-name="Open Sans" fo:font-size="10.5pt" fo:letter-spacing="normal" fo:font-style="normal" fo:font-weight="normal"/>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55555" style:font-name="Roboto" fo:font-size="12.75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Standard" style:list-style-name="L1">
      <style:paragraph-properties style:text-autospace="none"/>
      <style:text-properties style:font-name="Courier" fo:font-size="10pt" fo:font-weight="bold" style:font-name-asian="Courier" style:font-size-asian="10pt" style:font-weight-asian="bold" style:font-name-complex="Courier" style:font-size-complex="10pt" style:font-weight-complex="bold"/>
    </style:style>
    <style:style style:name="P23" style:family="paragraph" style:parent-style-name="Standard">
      <style:paragraph-properties style:text-autospace="none"/>
      <style:text-properties style:font-name="Courier" fo:font-size="10pt" fo:font-weight="bold" style:font-name-asian="Courier" style:font-size-asian="10pt" style:font-weight-asian="bold" style:font-name-complex="Courier" style:font-size-complex="10pt" style:font-weight-complex="bold"/>
    </style:style>
    <style:style style:name="P24" style:family="paragraph" style:parent-style-name="Standard">
      <style:paragraph-properties style:text-autospace="none"/>
    </style:style>
    <style:style style:name="P25" style:family="paragraph" style:parent-style-name="Standard">
      <style:paragraph-properties fo:margin-left="0cm" fo:margin-right="0cm" fo:text-align="start" style:justify-single-word="false" fo:text-indent="0cm" style:auto-text-indent="false"/>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 style:family="text">
      <style:text-properties fo:font-size="12pt" style:font-name-asian="Times New Roman1" style:font-size-asian="12pt" style:font-name-complex="Times New Roman1" style:font-size-complex="12pt"/>
    </style:style>
    <style:style style:name="T5" style:family="text">
      <style:text-properties style:font-name="Times New Roman1" fo:font-size="12pt" style:font-name-asian="Times New Roman1" style:font-size-asian="12pt" style:font-name-complex="Times New Roman1" style:font-size-complex="12pt"/>
    </style:style>
    <style:style style:name="T6" style:family="text">
      <style:text-properties style:font-name-asian="Times New Roman1" style:font-size-asian="12pt" style:font-name-complex="Times New Roman1" style:font-size-complex="12pt"/>
    </style:style>
    <style:style style:name="T7" style:family="text">
      <style:text-properties fo:font-variant="normal" fo:text-transform="none" fo:color="#111111" style:font-name="Monaco" fo:font-size="12pt" fo:letter-spacing="normal" fo:font-style="normal" fo:font-weight="normal" style:font-name-asian="Times New Roman1" style:font-size-asian="12pt" style:font-name-complex="Times New Roman1" style:font-size-complex="12pt"/>
    </style:style>
    <style:style style:name="T8" style:family="text">
      <style:text-properties fo:font-variant="normal" fo:text-transform="none" fo:color="#111111" style:font-name="Monaco" fo:font-size="12pt" fo:letter-spacing="normal" fo:font-style="normal" fo:font-weight="normal" style:font-size-asian="12pt" style:font-size-complex="12pt"/>
    </style:style>
    <style:style style:name="T9" style:family="text">
      <style:text-properties fo:font-variant="normal" fo:text-transform="none" fo:color="#111111" style:font-name="Monaco" fo:font-size="10.5pt" fo:letter-spacing="normal" fo:font-style="normal" fo:font-weight="normal"/>
    </style:style>
    <style:style style:name="T10" style:family="text">
      <style:text-properties fo:font-variant="normal" fo:text-transform="none" fo:color="#111111" fo:font-size="12pt" fo:letter-spacing="normal" style:font-name-asian="Times New Roman1" style:font-size-asian="12pt" style:font-name-complex="Times New Roman1" style:font-size-complex="12pt"/>
    </style:style>
    <style:style style:name="T11" style:family="text">
      <style:text-properties fo:font-variant="normal" fo:text-transform="none" fo:color="#111111" style:font-name="Open Sans" fo:font-size="10.5pt" fo:letter-spacing="normal" fo:font-style="normal" fo:font-weight="normal"/>
    </style:style>
    <style:style style:name="T12" style:family="text">
      <style:text-properties fo:font-variant="normal" fo:text-transform="none" fo:color="#111111" style:font-name="Open Sans" fo:font-size="10.5pt" fo:letter-spacing="normal" fo:font-style="normal" fo:font-weight="normal" style:font-name-asian="Times New Roman1" style:font-size-asian="12pt" style:font-name-complex="Times New Roman1" style:font-size-complex="12pt"/>
    </style:style>
    <style:style style:name="T13" style:family="text">
      <style:text-properties fo:font-variant="normal" fo:text-transform="none" fo:color="#111111" style:font-name="Open Sans" fo:font-size="10.5pt" fo:letter-spacing="normal" fo:font-style="normal" fo:font-weight="bold"/>
    </style:style>
    <style:style style:name="T14" style:family="text">
      <style:text-properties fo:font-variant="normal" fo:text-transform="none" fo:color="#111111" style:font-name="Open Sans" fo:font-size="10.5pt" fo:letter-spacing="normal" fo:font-style="normal" fo:font-weight="bold" style:font-name-asian="Times New Roman1" style:font-size-asian="12pt" style:font-name-complex="Times New Roman1" style:font-size-complex="12pt"/>
    </style:style>
    <style:style style:name="T15" style:family="text">
      <style:text-properties fo:font-variant="normal" fo:text-transform="none" fo:color="#111111" style:font-name="Open Sans" fo:font-size="10.5pt" fo:letter-spacing="normal" fo:font-style="italic" fo:font-weight="bold"/>
    </style:style>
    <style:style style:name="T16" style:family="text">
      <style:text-properties fo:font-variant="normal" fo:text-transform="none" fo:color="#555555" style:font-name="Roboto" fo:font-size="12.75pt" fo:letter-spacing="normal" fo:font-style="normal" fo:font-weight="normal"/>
    </style:style>
    <style:style style:name="T17" style:family="text">
      <style:text-properties fo:font-variant="normal" fo:text-transform="none" fo:color="#555555" fo:letter-spacing="normal"/>
    </style:style>
    <style:style style:name="T18" style:family="text">
      <style:text-properties fo:font-variant="normal" fo:text-transform="none" fo:color="#555555" style:font-name="inherit" fo:font-size="12.75pt" fo:letter-spacing="normal" fo:font-style="italic" fo:font-weight="normal" loext:padding="0cm" loext:border="none"/>
    </style:style>
    <style:style style:name="T19" style:family="text">
      <style:text-properties fo:font-variant="normal" fo:text-transform="none" fo:color="#006699" style:font-name="Consolas" fo:letter-spacing="normal" fo:font-style="normal" fo:font-weight="bold" fo:background-color="#ffffff" loext:char-shading-value="0" style:font-size-asian="10pt" style:font-weight-asian="bold" style:font-size-complex="10pt" style:font-weight-complex="bold"/>
    </style:style>
    <style:style style:name="T20" style:family="text">
      <style:text-properties fo:font-variant="normal" fo:text-transform="none" fo:color="#000000" style:font-name="Consolas" fo:letter-spacing="normal" fo:font-style="normal" fo:font-weight="normal" fo:background-color="#ffffff" loext:char-shading-value="0"/>
    </style:style>
    <style:style style:name="T21" style:family="text">
      <style:text-properties fo:font-variant="normal" fo:text-transform="none" fo:color="#000000" style:font-name="Consolas" fo:letter-spacing="normal" fo:font-style="normal" fo:font-weight="normal" fo:background-color="#ffffff" loext:char-shading-value="0" style:font-size-asian="10pt" style:font-weight-asian="bold" style:font-size-complex="10pt" style:font-weight-complex="bold"/>
    </style:style>
    <style:style style:name="T22" style:family="text">
      <style:text-properties fo:font-variant="normal" fo:text-transform="none" fo:color="#000000" style:font-name="Consolas" fo:font-size="10pt" fo:letter-spacing="normal" fo:font-style="normal" fo:font-weight="normal" fo:background-color="#ffffff" loext:char-shading-value="0" style:font-size-asian="10pt" style:font-weight-asian="bold" style:font-size-complex="10pt" style:font-weight-complex="bold"/>
    </style:style>
    <style:style style:name="T23" style:family="text">
      <style:text-properties fo:font-variant="normal" fo:text-transform="none" fo:color="#000000" style:font-name="Monospace" fo:font-size="10pt" fo:letter-spacing="normal" fo:font-style="normal" style:text-underline-style="solid" style:text-underline-width="auto" style:text-underline-color="font-color" fo:font-weight="normal" fo:background-color="#ffffff" loext:char-shading-value="0" style:font-size-asian="10pt" style:font-weight-asian="bold" style:font-size-complex="10pt" style:font-weight-complex="bold"/>
    </style:style>
    <style:style style:name="T24" style:family="text">
      <style:text-properties fo:font-variant="normal" fo:text-transform="none" style:font-name="Consolas" fo:letter-spacing="normal" fo:font-style="normal" fo:font-weight="normal" fo:background-color="#ffffff" loext:char-shading-value="0" style:font-name-asian="Courier" style:font-size-asian="10pt" style:font-weight-asian="bold" style:font-name-complex="Courier" style:font-size-complex="10pt" style:font-weight-complex="bold"/>
    </style:style>
    <style:style style:name="T25" style:family="text">
      <style:text-properties fo:font-variant="normal" fo:text-transform="none" fo:letter-spacing="normal" fo:font-weight="bold" fo:background-color="#ffffff" loext:char-shading-value="0" style:font-size-asian="10pt" style:font-weight-asian="bold" style:font-size-complex="10pt" style:font-weight-complex="bold"/>
    </style:style>
    <style:style style:name="T26" style:family="text">
      <style:text-properties fo:font-variant="normal" fo:text-transform="none" fo:letter-spacing="normal" fo:background-color="#ffffff" loext:char-shading-value="0"/>
    </style:style>
    <style:style style:name="T27" style:family="text">
      <style:text-properties fo:font-variant="normal" fo:text-transform="none" fo:font-size="10pt" fo:letter-spacing="normal" fo:font-weight="bold" fo:background-color="#ffffff" loext:char-shading-value="0" style:font-size-asian="10pt" style:font-weight-asian="bold" style:font-size-complex="10pt" style:font-weight-complex="bold"/>
    </style:style>
    <style:style style:name="T28" style:family="text">
      <style:text-properties fo:color="#555555" style:font-name="Roboto" fo:font-size="12.75pt" fo:letter-spacing="normal" fo:font-style="italic" fo:font-weight="normal" loext:padding="0cm" loext:border="none"/>
    </style:style>
    <style:style style:name="T29" style:family="text">
      <style:text-properties fo:color="#000000" style:font-name="Consolas1" fo:font-style="italic" fo:font-weight="bold" fo:background-color="#e8f2fe" loext:char-shading-value="0" style:font-name-asian="Consolas1" style:font-style-asian="italic" style:font-weight-asian="bold" style:font-name-complex="Consolas1" style:font-style-complex="italic" style:font-weight-complex="bold"/>
    </style:style>
    <style:style style:name="T30" style:family="text">
      <style:text-properties fo:color="#000000" style:font-name="Monospace1" fo:font-size="10pt" style:font-size-asian="10pt"/>
    </style:style>
    <style:style style:name="T31" style:family="text">
      <style:text-properties style:font-name="Courier" style:font-name-asian="Courier" style:font-name-complex="Courier"/>
    </style:style>
    <style:style style:name="T32" style:family="text">
      <style:text-properties style:font-name="Courier" fo:font-weight="bold" style:font-name-asian="Courier" style:font-weight-asian="bold" style:font-name-complex="Courier" style:font-weight-complex="bold"/>
    </style:style>
    <style:style style:name="T33" style:family="text">
      <style:text-properties fo:color="#6a3e3e" style:font-name="Monospace1" fo:font-size="10pt" style:font-size-asian="10pt"/>
    </style:style>
    <style:style style:name="T34" style:family="text">
      <style:text-properties fo:color="#7f0055" style:font-name="Monospace1" fo:font-size="10pt" fo:font-weight="bold" style:font-size-asian="10pt" style:font-weight-asian="bold"/>
    </style:style>
    <style:style style:name="T35" style:family="text">
      <style:text-properties fo:color="#2a00ff" style:font-name="Monospace1" fo:font-size="10pt"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Manejando Las Sesiones</text:h>
      <text:p text:style-name="P4"><text:span text:style-name="T1">Una </text:span><text:span text:style-name="T2">sesión </text:span><text:span text:style-name="T1">es una conexión continuada de un mismo browser a un servidor durante un tiempo</text:span></text:p>
      <text:p text:style-name="P5">prefijado .</text:p>
      <text:p text:style-name="P10"><text:span text:style-name="T5">La interfaz HttpSession c</text:span><text:span text:style-name="T6">rea una sesión entre el cliente y el servidor HTTP, que persiste a través de distintas peticiones </text:span></text:p>
      <text:p text:style-name="P14">El tiempo de vida de una sesión comienza cuando un usuario se conecta por primera vez a un sitio web pero su finalización puede estar relacionada con tres circunstancias:</text:p>
      <text:p text:style-name="P16">-Cuando se abandona el sitio web.</text:p>
      <text:p text:style-name="P16">-Cuando se alcanza un tiempo de inactividad que es previamente establecido, en este caso la sesión es automáticamente eliminada. Si el usuario siguiera navegando se crearía una nueva sesión.</text:p>
      <text:p text:style-name="P16">-Se ha cerrado o reiniciado el servidor.</text:p>
      <text:p text:style-name="P5"/>
      <text:p text:style-name="P6"><text:span text:style-name="T1">La forma de obtener una </text:span><text:span text:style-name="T2">sesión </text:span><text:span text:style-name="T1">es mediante el método </text:span><text:span text:style-name="T2">getSession(boolean) </text:span><text:span text:style-name="T1">de un objeto</text:span></text:p>
      <text:p text:style-name="P7"><text:span text:style-name="T2">HttpServletRequest</text:span><text:span text:style-name="T1">. Si este </text:span><text:span text:style-name="T2">boolean </text:span><text:span text:style-name="T1">es </text:span><text:span text:style-name="T2">true</text:span><text:span text:style-name="T1">, se crea una sesión nueva si es necesario mientras que</text:span></text:p>
      <text:p text:style-name="P7"><text:span text:style-name="T1">si es </text:span><text:span text:style-name="T2">false</text:span><text:span text:style-name="T1">, el método devolverá la </text:span><text:span text:style-name="T2">sesión </text:span><text:span text:style-name="T1">actual o null. Por ejemplo:</text:span></text:p>
      <text:p text:style-name="P11">...</text:p>
      <text:p text:style-name="P12">HttpSession miSesion = req.getSession(true);</text:p>
      <text:p text:style-name="P11">...</text:p>
      <text:p text:style-name="P8"><text:span text:style-name="T4">crea una nueva </text:span><text:span text:style-name="T3">sesión </text:span><text:span text:style-name="T4">con el nombre </text:span><text:span text:style-name="T3">miSesion</text:span><text:span text:style-name="T4">.</text:span></text:p>
      <text:p text:style-name="P5"/>
      <text:p text:style-name="P8"><text:span text:style-name="Source_20_Text"><text:span text:style-name="T7"/></text:span></text:p>
      <text:p text:style-name="P8"><text:span text:style-name="Source_20_Text"><text:span text:style-name="T7">Diferencias a la hora de crear sesiones</text:span></text:span></text:p>
      <text:p text:style-name="P8"><text:span text:style-name="Source_20_Text"><text:span text:style-name="T7"/></text:span></text:p>
      <text:p text:style-name="P8"><text:span text:style-name="Source_20_Text"><text:span text:style-name="T8">request.getSession()</text:span></text:span><text:span text:style-name="T10"> </text:span><text:span text:style-name="T12">will return a current session. if current session does not exist, then </text:span><text:span text:style-name="Strong_20_Emphasis"><text:span text:style-name="T14">it will create a new one</text:span></text:span><text:span text:style-name="T12">.</text:span></text:p>
      <text:p text:style-name="P17"><text:span text:style-name="Source_20_Text"><text:span text:style-name="T9">request.getSession(true)</text:span></text:span><text:span text:style-name="T11"> will return current session. If current session does not exist, then </text:span><text:span text:style-name="Strong_20_Emphasis"><text:span text:style-name="T13">it will create a new session</text:span></text:span><text:span text:style-name="T11">.</text:span></text:p>
      <text:p text:style-name="P18">So basically there is not difference between both method.</text:p>
      <text:p text:style-name="P17"><text:span text:style-name="Source_20_Text"><text:span text:style-name="T9">request.getSession(false)</text:span></text:span><text:span text:style-name="T11"> will return current session if current session exists, then </text:span><text:span text:style-name="Strong_20_Emphasis"><text:span text:style-name="T13">it will </text:span></text:span><text:span text:style-name="Emphasis"><text:span text:style-name="T15">not</text:span></text:span><text:span text:style-name="Strong_20_Emphasis"><text:span text:style-name="T13">create a new session</text:span></text:span><text:span text:style-name="T11">.</text:span></text:p>
      <text:p text:style-name="P5"/>
      <text:p text:style-name="P5"/>
      <text:p text:style-name="P6"><text:span text:style-name="T1">Una vez que se tiene un objeto </text:span><text:span text:style-name="T2">HttpSession</text:span><text:span text:style-name="T1">, es posible mantener una colección de pares</text:span></text:p>
      <text:p text:style-name="P7"><text:span text:style-name="T2">nombre de dato</text:span><text:span text:style-name="T1">/</text:span><text:span text:style-name="T2">valor de dato</text:span><text:span text:style-name="T1">, de forma que pueda almacenarse todo tipo de información sobre la</text:span></text:p>
      <text:p text:style-name="P7"><text:span text:style-name="T2">sesión</text:span><text:span text:style-name="T1">. Este valor puede ser cualquier objeto de la clase </text:span><text:span text:style-name="T2">Object </text:span><text:span text:style-name="T1">que se desee. </text:span></text:p>
      <text:p text:style-name="P7"><text:span text:style-name="T1">La forma de añadir valores a la </text:span><text:span text:style-name="T2">sesión </text:span><text:span text:style-name="T1">es mediante el método </text:span><text:span text:style-name="T29">setAttribute</text:span><text:span text:style-name="T2">(String ,Object ) </text:span><text:span text:style-name="T1">de la clase </text:span><text:span text:style-name="T2">HttpSession </text:span><text:span text:style-name="T1">y</text:span></text:p>
      <text:p text:style-name="P9"><text:span text:style-name="T4"><text:s/>la de obtenerlos es mediante el método </text:span><text:span text:style-name="T3">getAttribute(String ) </text:span><text:span text:style-name="T4">del mismo objeto</text:span></text:p>
      <text:p text:style-name="P5"/>
      <text:p text:style-name="P19">Una buena alternativa para no manejar información sensible de nuestros usuarios del lado del cliente son las sesiones, que no es otra cosa que una estructura de datos que es accedida exclusivamente del lado del servidor. </text:p>
      <text:p text:style-name="P19"/>
      <text:p text:style-name="P19">Veamos un ejemplo practico de como manipular la sesión en nuestro servlet.</text:p>
      <text:p text:style-name="Standard">private static final void home(HttpServletRequest request, HttpServletResponse response) {</text:p>
      <text:p text:style-name="Standard"><text:soft-page-break/><text:s text:c="2"/>HttpSession sesion = request.getSession();</text:p>
      <text:p text:style-name="Standard"><text:s text:c="2"/>session.setAttribute("usuario", "daw2");</text:p>
      <text:p text:style-name="Standard">}</text:p>
      <text:p text:style-name="Standard"><text:span text:style-name="T16">y así como si nada hemos creado una sesión y le hemos insertado un registro que describe un nombre de usuario. Luego podemos acceder a esta sesión en un </text:span><text:span text:style-name="Emphasis"><text:span text:style-name="T28">request</text:span></text:span><text:span text:style-name="T17"> </text:span><text:span text:style-name="T16">completamente diferente.</text:span></text:p>
      <text:p text:style-name="P2"/>
      <text:p text:style-name="P2">private static final void panel(HttpServletRequest request, HttpServletResponse response) {</text:p>
      <text:p text:style-name="P2"><text:s text:c="2"/>HttpSession sesion = request.getSession();</text:p>
      <text:p text:style-name="P2"><text:s text:c="2"/>Object usuario = (String) session.getAttribute("usuario");</text:p>
      <text:p text:style-name="P2">}</text:p>
      <text:p text:style-name="P2"/>
      <text:p text:style-name="P15">Aquí obtenemos el nombre de usuario. Vemos que como el getAttribute devuelve un objeto lo casteamos al tipo correcto para su posterior utilización.</text:p>
      <text:p text:style-name="P20"><text:span text:style-name="T16">Finalmente si quisiéramos borrar (</text:span><text:span text:style-name="Emphasis"><text:span text:style-name="T18">invalidar) </text:span></text:span><text:span text:style-name="T16">la sesión, podemos hacerlo de la siguiente manera:</text:span></text:p>
      <text:p text:style-name="P2">private static final void salir(HttpServletRequest request, HttpServletResponse response) {</text:p>
      <text:p text:style-name="P2"><text:s text:c="2"/>HttpSession sesion = request.getSession();</text:p>
      <text:p text:style-name="P2"><text:s text:c="2"/>sesion.invalidate();</text:p>
      <text:p text:style-name="P2">}</text:p>
      <text:p text:style-name="P2"/>
      <text:p text:style-name="P2">Tras un periodo de inactividad las sesiones se cierran </text:p>
      <text:p text:style-name="P2"><text:s/>Puede configurarse el tiempo, en segundos, que el contenedor del servlet mantendrá la sesión abierta entre accesos del cliente: </text:p>
      <text:p text:style-name="P2">• void setMaxInactiveInterval(int interval) •</text:p>
      <text:p text:style-name="P2"><text:s/>Si interval es 0 o negativo, el contenedor no cerrará la sesión </text:p>
      <text:p text:style-name="P2">• int getMaxInactiveInterval() </text:p>
      <text:p text:style-name="P2"/>
      <text:p text:style-name="P3"><text:s/>información asociada a una sesión</text:p>
      <text:p text:style-name="P13"><text:span text:style-name="T31">– </text:span><text:span text:style-name="T32">Object getAttribute(String name)</text:span></text:p>
      <text:p text:style-name="P13"><text:span text:style-name="T31">– </text:span><text:span text:style-name="T32">Enumeration getAttributeNames()</text:span></text:p>
      <text:p text:style-name="P13"><text:span text:style-name="T31">– </text:span><text:span text:style-name="T32">String getId()</text:span></text:p>
      <text:p text:style-name="P13"><text:span text:style-name="T31">– </text:span><text:span text:style-name="T32">long getCreationTime()</text:span></text:p>
      <text:p text:style-name="P13"><text:span text:style-name="T31">– </text:span><text:span text:style-name="T32">long getLastAccesedTime()</text:span></text:p>
      <text:p text:style-name="P13"><text:span text:style-name="T31">– </text:span><text:span text:style-name="T32">ServletContext getServletContext()</text:span></text:p>
      <text:p text:style-name="P13"><text:span text:style-name="T31">– </text:span><text:span text:style-name="T32">Int getMaxInactiveInterval()</text:span></text:p>
      <text:list xml:id="list6996620688434678384" text:style-name="L1">
        <text:list-item>
          <text:p text:style-name="P22">boolean isNew()</text:p>
        </text:list-item>
      </text:list>
      <text:p text:style-name="P23"/>
      <text:p text:style-name="P23">recordatorio</text:p>
      <text:p text:style-name="P23">recorrido de un un conjunto enumerado (por ejemplo seasons)</text:p>
      <text:p text:style-name="P10"><text:span text:style-name="Source_20_Text"><text:span text:style-name="T27"> </text:span></text:span></text:p>
      <text:p text:style-name="P10"><text:span text:style-name="Source_20_Text"><text:span text:style-name="T23">Enumeration</text:span></text:span><text:span text:style-name="T30"> </text:span><text:span text:style-name="T33">nombres</text:span><text:span text:style-name="T30"> ;</text:span></text:p>
      <text:p text:style-name="P25"><text:span text:style-name="T30"><text:s text:c="8"/></text:span><text:span text:style-name="T34">while</text:span><text:span text:style-name="T30"> (</text:span><text:span text:style-name="T33">nombres</text:span><text:span text:style-name="T30">.hasMoreElements()) {</text:span></text:p>
      <text:p text:style-name="P25"><text:span text:style-name="T30"><text:s text:c="12"/>String </text:span><text:span text:style-name="T33">nombre</text:span><text:span text:style-name="T30"> = </text:span><text:span text:style-name="T33">nombres</text:span><text:span text:style-name="T30">.nextElement().toString();</text:span></text:p>
      <text:p text:style-name="P25"><text:span text:style-name="T30"><text:s text:c="11"/></text:span></text:p>
      <text:p text:style-name="P25"><text:span text:style-name="T30"><text:s text:c="12"/></text:span><text:span text:style-name="T33">salida</text:span><text:span text:style-name="T30">.println(</text:span><text:span text:style-name="T33">nombre</text:span><text:span text:style-name="T30"> </text:span><text:span text:style-name="T30"><text:s/>+ </text:span><text:span text:style-name="T35">"&lt;br&gt;"</text:span><text:span text:style-name="T30">);</text:span></text:p>
      <text:p text:style-name="P10"><text:span text:style-name="T30"><text:s text:c="8"/>}</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Bitstream Vera Sans Mono', 'Courier New', Courier, monospace"/>
    <style:font-face style:name="Monaco" svg:font-family="Monaco, Consolas, 'Andale Mono', 'DejaVu Sans Mono', monospace"/>
    <style:font-face style:name="Monospace" svg:font-family="Monospace"/>
    <style:font-face style:name="Open Sans" svg:font-family="'Open Sans', sans-serif"/>
    <style:font-face style:name="OpenSymbol" svg:font-family="OpenSymbol"/>
    <style:font-face style:name="Roboto" svg:font-family="Roboto, Arial, sans-serif"/>
    <style:font-face style:name="inherit" svg:font-family="inherit"/>
    <style:font-face style:name="Times New Roman1" svg:font-family="'Times New Roma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8:53:50.27</meta:creation-date>
    <dc:date>2019-12-11T09:35:57.865615455</dc:date>
    <meta:editing-duration>PT1H13M14S</meta:editing-duration>
    <meta:editing-cycles>5</meta:editing-cycles>
    <meta:generator>LibreOffice/5.1.6.2$Linux_X86_64 LibreOffice_project/10m0$Build-2</meta:generator>
    <meta:document-statistic meta:table-count="0" meta:image-count="0" meta:object-count="0" meta:page-count="2" meta:paragraph-count="65" meta:word-count="576" meta:character-count="4023" meta:non-whitespace-character-count="3428"/>
  </office:meta>
</office:document-meta>
</file>